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285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2.734cm"/>
    </style:style>
    <style:style style:name="gr4" style:family="graphic" style:parent-style-name="standard">
      <style:graphic-properties draw:textarea-horizontal-align="justify" draw:textarea-vertical-align="middle" draw:auto-grow-height="false" fo:min-height="1.457cm" fo:min-width="2.105cm"/>
    </style:style>
    <style:style style:name="gr5" style:family="graphic" style:parent-style-name="objectwithoutfill">
      <style:graphic-properties svg:stroke-width="0.053cm" svg:stroke-color="#3465a4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9900" draw:fill-color="#ccffcc" draw:textarea-horizontal-align="justify" draw:textarea-vertical-align="middle" draw:auto-grow-height="false" fo:min-height="2.845cm" fo:min-width="6.151cm"/>
    </style:style>
    <style:style style:name="gr7" style:family="graphic" style:parent-style-name="standard">
      <style:graphic-properties svg:stroke-color="#009900" draw:fill-color="#ccffcc" draw:textarea-horizontal-align="justify" draw:textarea-vertical-align="middle" draw:auto-grow-height="false" fo:min-height="2.73cm" fo:min-width="6.417cm"/>
    </style:style>
    <style:style style:name="gr8" style:family="graphic" style:parent-style-name="standard">
      <style:graphic-properties svg:stroke-color="#009900" draw:fill-color="#ff3333" draw:textarea-horizontal-align="justify" draw:textarea-vertical-align="middle" draw:auto-grow-height="false" fo:min-height="2.615cm" fo:min-width="6.302cm"/>
    </style:style>
    <style:style style:name="gr9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12" style:family="graphic" style:parent-style-name="standard">
      <style:graphic-properties draw:fill-color="#99cc99" draw:textarea-horizontal-align="justify" draw:textarea-vertical-align="middle" draw:auto-grow-height="false" fo:min-height="2.691cm" fo:min-width="5.499cm" fo:wrap-option="no-wrap"/>
    </style:style>
    <style:style style:name="gr13" style:family="graphic" style:parent-style-name="standard">
      <style:graphic-properties draw:fill-color="#99cc99" draw:textarea-horizontal-align="justify" draw:textarea-vertical-align="middle" draw:auto-grow-height="false" fo:min-height="2.85cm" fo:min-width="7.61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-color="#99cc99"/>
      <style:paragraph-properties fo:text-align="center"/>
      <style:text-properties fo:color="#000000" style:font-name="Ubuntu" fo:font-size="16pt" style:font-size-asian="16pt" style:font-size-complex="16pt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er1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er1" svg:width="3.937cm" svg:height="2.413cm" svg:x="10.017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5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6cm" svg:y1="7.069cm" svg:x2="14.716cm" svg:y2="8.874cm" draw:start-shape="id1" draw:start-glue-point="8" draw:end-shape="id2" svg:d="M11986 7069l2730 1805" svg:viewBox="0 0 2731 1806">
          <text:p/>
        </draw:connector>
        <draw:connector draw:style-name="gr5" draw:text-style-name="P3" draw:layer="Layer1" draw:type="line" svg:x1="17.319cm" svg:y1="7.031cm" svg:x2="14.589cm" svg:y2="8.874cm" svg:d="M17319 7031l-2730 1843" svg:viewBox="0 0 2731 1844">
          <text:p/>
        </draw:connector>
        <draw:connector draw:style-name="gr5" draw:text-style-name="P3" draw:layer="Layer1" draw:type="line" svg:x1="12.049cm" svg:y1="14.046cm" svg:x2="14.589cm" svg:y2="12.303cm" svg:d="M12049 14046l2540-1743" svg:viewBox="0 0 2541 1744">
          <text:p/>
        </draw:connector>
        <draw:connector draw:style-name="gr5" draw:text-style-name="P3" draw:layer="Layer1" draw:type="line" svg:x1="17.529cm" svg:y1="14.054cm" svg:x2="14.589cm" svg:y2="12.303cm" svg:d="M17529 14054l-2940-1751" svg:viewBox="0 0 2941 1752">
          <text:p/>
        </draw:connector>
        <draw:custom-shape draw:style-name="gr1" draw:text-style-name="P2" xml:id="id3" draw:id="id3" draw:layer="Layer4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er4" svg:width="6.985cm" svg:height="3.429cm" svg:x="1.135cm" svg:y="3.921cm">
          <text:p text:style-name="P1"/>
          <text:p text:style-name="P1"><text:span text:style-name="T2">Model: </text:span></text:p>
          <text:p text:style-name="P1">new way of </text:p>
          <text:p text:style-name="P1">publish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er4" svg:width="7.239cm" svg:height="3.302cm" svg:x="21.366cm" svg:y="4.102cm">
          <text:p text:style-name="P1"/>
          <text:p text:style-name="P1"><text:span text:style-name="T2">Decentralize:</text:span> </text:p>
          <text:p text:style-name="P1">Publication and</text:p>
          <text:p text:style-name="P1">Peer-review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6" draw:id="id6" draw:layer="Layer4" svg:width="7.112cm" svg:height="3.175cm" svg:x="21.493cm" svg:y="13.519cm">
          <text:p text:style-name="P5"/>
          <text:p text:style-name="P5"><text:span text:style-name="T2">Quality assessment: </text:span></text:p>
          <text:p text:style-name="P5">Publication and</text:p>
          <text:p text:style-name="P5">Reviews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er4" draw:type="curve" svg:x1="10.144cm" svg:y1="10.588cm" svg:x2="8.12cm" svg:y2="5.635cm" draw:start-shape="id3" draw:start-glue-point="3" draw:end-shape="id4" svg:d="M10144 10588c-1518 0-506-4953-2024-4953" svg:viewBox="0 0 2025 4954">
          <text:p/>
        </draw:connector>
        <draw:connector draw:style-name="gr9" draw:text-style-name="P3" draw:layer="Layer4" draw:type="curve" svg:x1="10.144cm" svg:y1="10.588cm" svg:x2="8.22cm" svg:y2="15.033cm" draw:start-shape="id3" draw:start-glue-point="3" svg:d="M10144 10588c-1818 0-856 4445-1924 4445" svg:viewBox="0 0 1925 4446">
          <text:p/>
        </draw:connector>
        <draw:connector draw:style-name="gr9" draw:text-style-name="P3" draw:layer="Layer4" draw:type="curve" svg:x1="19.288cm" svg:y1="10.588cm" svg:x2="21.366cm" svg:y2="5.753cm" draw:start-shape="id3" draw:start-glue-point="1" draw:end-shape="id5" svg:d="M19288 10588c1558 0 520-4835 2078-4835" svg:viewBox="0 0 2079 4836">
          <text:p/>
        </draw:connector>
        <draw:connector draw:style-name="gr10" draw:text-style-name="P3" draw:layer="Layer4" draw:type="curve" svg:x1="19.288cm" svg:y1="10.588cm" svg:x2="21.493cm" svg:y2="15.106cm" draw:start-shape="id3" draw:start-glue-point="1" draw:end-shape="id6" svg:d="M19288 10588c1654 0 552 4518 2205 4518" svg:viewBox="0 0 2206 4519">
          <text:p/>
        </draw:connector>
        <draw:custom-shape draw:style-name="gr11" draw:text-style-name="P4" draw:layer="Layer4" svg:width="7.112cm" svg:height="3.175cm" svg:x="1.109cm" svg:y="13.446cm">
          <text:p text:style-name="P1"/>
          <text:p text:style-name="P1"><text:span text:style-name="T2">Support inquires: </text:span></text:p>
          <text:p text:style-name="P1">Find similar prior work</text:p>
          <text:p text:style-name="P1">Collaborat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er1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7cm" svg:y1="7.069cm" svg:x2="14.717cm" svg:y2="8.874cm" draw:start-shape="id7" draw:start-glue-point="8" draw:end-shape="id8" svg:d="M11987 7069l2730 1805" svg:viewBox="0 0 2731 1806">
          <text:p/>
        </draw:connector>
        <draw:connector draw:style-name="gr5" draw:text-style-name="P3" draw:layer="Layer1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1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1" draw:type="line" svg:x1="17.53cm" svg:y1="14.054cm" svg:x2="14.59cm" svg:y2="12.303cm" svg:d="M17530 14054l-2940-1751" svg:viewBox="0 0 2941 1752">
          <text:p/>
        </draw:connector>
        <draw:custom-shape draw:style-name="gr1" draw:text-style-name="P2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er2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2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2" draw:type="line" svg:x1="11.987cm" svg:y1="7.069cm" svg:x2="14.717cm" svg:y2="8.874cm" draw:start-shape="id9" draw:start-glue-point="8" draw:end-shape="id10" svg:d="M11987 7069l2730 1805" svg:viewBox="0 0 2731 1806">
          <text:p/>
        </draw:connector>
        <draw:connector draw:style-name="gr5" draw:text-style-name="P3" draw:layer="Layer2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2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2" draw:type="line" svg:x1="17.53cm" svg:y1="14.054cm" svg:x2="14.59cm" svg:y2="12.303cm" svg:d="M17530 14054l-2940-1751" svg:viewBox="0 0 2941 1752">
          <text:p/>
        </draw:connector>
        <draw:custom-shape draw:style-name="gr12" draw:text-style-name="P7" draw:layer="Layer2" svg:width="6.477cm" svg:height="3.175cm" svg:x="3.181cm" svg:y="10.282cm">
          <text:p text:style-name="P1"><text:span text:style-name="T3">All objects or </text:span></text:p>
          <text:p text:style-name="P1"><text:span text:style-name="T3">resources </text:span></text:p>
          <text:p text:style-name="P1"><text:span text:style-name="T3">that belong to a </text:span></text:p>
          <text:p text:style-name="P1"><text:span text:style-name="T3">scientific publication</text:span></text:p>
          <draw:enhanced-geometry svg:viewBox="0 0 21600 21600" draw:text-areas="800 800 20800 20800" draw:type="round-rectangular-callout" draw:modifiers="22790.3673973449 31651.8891687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er2" svg:width="8.763cm" svg:height="3.348cm" svg:x="19.796cm" svg:y="10.228cm">
          <text:p text:style-name="P1"><text:span text:style-name="T3">Abstract definitions or templates</text:span></text:p>
          <text:p text:style-name="P1"><text:span text:style-name="T3">of scientific workflow (steps) </text:span></text:p>
          <text:p text:style-name="P1"><text:span text:style-name="T3">that can be executed by users</text:span></text:p>
          <draw:enhanced-geometry svg:viewBox="0 0 21600 21600" draw:text-areas="800 800 20800 20800" draw:type="round-rectangular-callout" draw:modifiers="211.958010041077 31158.435353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1"/>
      <draw:layer draw:name="Layer2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1:10:22.160607919</dc:date>
    <meta:editing-duration>PT10M18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